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7cm" fo:min-width="0cm"/>
    </style:style>
    <style:style style:name="gr5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3" style:family="text">
      <style:text-properties fo:font-family="Arial" style:font-family-generic="roman" style:font-pitch="variable" style:font-family-asian="Arial" style:font-family-generic-asian="swiss" style:font-pitch-asian="variable" style:font-family-complex="Arial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6.217cm" svg:x="4.81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1.554cm" svg:x="8.62cm" svg:y="2.671cm">
          <text:p text:style-name="P1">Generate Ban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554cm" svg:x="5.415cm" svg:y="5.262cm">
          <text:p text:style-name="P1">Bank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553cm" svg:x="8.515cm" svg:y="5.263cm">
          <text:p text:style-name="P1">Bank 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553cm" svg:x="14.315cm" svg:y="5.263cm">
          <text:p text:style-name="P1">Bank 20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356cm" svg:height="0.823cm" svg:x="4.845cm" svg:y="1.778cm">
          <draw:text-box>
            <text:p><text:span text:style-name="T1">Create and divide bank (done once)</text:span></text:p>
          </draw:text-box>
        </draw:frame>
        <draw:frame draw:style-name="gr4" draw:layer="layout" svg:width="1.031cm" svg:height="0.984cm" svg:x="12.195cm" svg:y="5.616cm">
          <draw:text-box>
            <text:p>...</text:p>
          </draw:text-box>
        </draw:frame>
        <draw:custom-shape draw:style-name="gr2" draw:text-style-name="P1" draw:layer="layout" svg:width="2.54cm" svg:height="1.554cm" svg:x="5.415cm" svg:y="8.444cm">
          <text:p text:style-name="P1">Filter</text:p>
          <text:p text:style-name="P1">+ <text:span text:style-name="T2">χ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554cm" svg:x="8.515cm" svg:y="8.445cm">
          <text:p text:style-name="P1">Filter</text:p>
          <text:p text:style-name="P1">+ <text:span text:style-name="T2">χ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554cm" svg:x="14.315cm" svg:y="8.445cm">
          <text:p text:style-name="P1">Filter</text:p>
          <text:p text:style-name="P1">+ <text:span text:style-name="T2">χ</text:span><text:span text:style-name="T3">2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89cm" svg:y1="4.225cm" svg:x2="6.715cm" svg:y2="5.261cm">
          <text:p/>
        </draw:line>
        <draw:line draw:style-name="gr5" draw:text-style-name="P1" draw:layer="layout" svg:x1="11.16cm" svg:y1="4.225cm" svg:x2="9.89cm" svg:y2="5.261cm">
          <text:p/>
        </draw:line>
        <draw:line draw:style-name="gr5" draw:text-style-name="P1" draw:layer="layout" svg:x1="12.43cm" svg:y1="4.225cm" svg:x2="15.605cm" svg:y2="5.261cm">
          <text:p/>
        </draw:line>
        <draw:line draw:style-name="gr5" draw:text-style-name="P1" draw:layer="layout" svg:x1="6.715cm" svg:y1="6.816cm" svg:x2="6.715cm" svg:y2="8.37cm">
          <text:p/>
        </draw:line>
        <draw:line draw:style-name="gr5" draw:text-style-name="P1" draw:layer="layout" svg:x1="9.89cm" svg:y1="6.816cm" svg:x2="9.89cm" svg:y2="8.37cm">
          <text:p/>
        </draw:line>
        <draw:line draw:style-name="gr5" draw:text-style-name="P1" draw:layer="layout" svg:x1="15.605cm" svg:y1="6.816cm" svg:x2="15.605cm" svg:y2="8.37cm">
          <text:p/>
        </draw:line>
        <draw:custom-shape draw:style-name="gr2" draw:text-style-name="P1" draw:layer="layout" svg:width="5.08cm" svg:height="1.554cm" svg:x="8.62cm" svg:y="10.912cm">
          <text:p text:style-name="P1">Combine results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715cm" svg:y1="9.924cm" svg:x2="9.89cm" svg:y2="10.96cm">
          <text:p/>
        </draw:line>
        <draw:line draw:style-name="gr5" draw:text-style-name="P1" draw:layer="layout" svg:x1="9.89cm" svg:y1="9.924cm" svg:x2="10.525cm" svg:y2="10.96cm">
          <text:p/>
        </draw:line>
        <draw:line draw:style-name="gr5" draw:text-style-name="P1" draw:layer="layout" svg:x1="15.605cm" svg:y1="9.924cm" svg:x2="11.795cm" svg:y2="10.96cm">
          <text:p/>
        </draw:line>
        <draw:custom-shape draw:style-name="gr2" draw:text-style-name="P1" draw:id="id1" draw:layer="layout" svg:width="5.08cm" svg:height="1.554cm" svg:x="2.64cm" svg:y="13.032cm">
          <text:p text:style-name="P1">30 ms cluster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1.554cm" svg:x="12.24cm" svg:y="13.033cm">
          <text:p text:style-name="P1">16 sec clustering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525cm" svg:y1="12.514cm" svg:x2="6.08cm" svg:y2="13.032cm">
          <text:p/>
        </draw:line>
        <draw:line draw:style-name="gr5" draw:text-style-name="P1" draw:layer="layout" svg:x1="11.795cm" svg:y1="12.514cm" svg:x2="14.335cm" svg:y2="13.032cm">
          <text:p/>
        </draw:line>
        <draw:custom-shape draw:style-name="gr2" draw:text-style-name="P1" draw:id="id3" draw:layer="layout" svg:width="3.81cm" svg:height="1.035cm" svg:x="2.64cm" svg:y="15.905cm">
          <text:p text:style-name="P1">Cat 1 vetoes</text:p>
          <draw:enhanced-geometry svg:viewBox="0 0 21600 21600" draw:type="rectangle" draw:enhanced-path="M 0 0 L 21600 0 21600 21600 0 21600 0 0 Z N"/>
        </draw:custom-shape>
        <draw:custom-shape draw:style-name="gr2" draw:text-style-name="P1" draw:id="id5" draw:layer="layout" svg:width="3.81cm" svg:height="1.036cm" svg:x="2.64cm" svg:y="18.344cm">
          <text:p text:style-name="P1">Cat 2 vetoes</text:p>
          <draw:enhanced-geometry svg:viewBox="0 0 21600 21600" draw:type="rectangle" draw:enhanced-path="M 0 0 L 21600 0 21600 21600 0 21600 0 0 Z N"/>
        </draw:custom-shape>
        <draw:custom-shape draw:style-name="gr2" draw:text-style-name="P1" draw:id="id7" draw:layer="layout" svg:width="3.81cm" svg:height="1.036cm" svg:x="2.64cm" svg:y="20.744cm">
          <text:p text:style-name="P1">Cat 4 vetoes</text:p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1.905cm" svg:height="0.635cm" svg:x="7.985cm" svg:y="14.97cm">
          <text:p text:style-name="P1">Plots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575cm" svg:y1="14.635cm" svg:x2="3.575cm" svg:y2="15.905cm">
          <text:p/>
        </draw:line>
        <draw:connector draw:style-name="gr5" draw:text-style-name="P1" draw:layer="layout" svg:x1="5.18cm" svg:y1="14.586cm" svg:x2="7.985cm" svg:y2="15.287cm" draw:start-shape="id1" draw:end-shape="id2" draw:end-glue-point="3" svg:d="m5180 14586v701h2805">
          <text:p/>
        </draw:connector>
        <draw:custom-shape draw:style-name="gr2" draw:text-style-name="P1" draw:id="id4" draw:layer="layout" svg:width="1.905cm" svg:height="0.635cm" svg:x="7.986cm" svg:y="17.271cm">
          <text:p text:style-name="P1">Plots</text:p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1.905cm" svg:height="0.635cm" svg:x="7.986cm" svg:y="19.671cm">
          <text:p text:style-name="P1">Plots</text:p>
          <draw:enhanced-geometry svg:viewBox="0 0 21600 21600" draw:type="rectangle" draw:enhanced-path="M 0 0 L 21600 0 21600 21600 0 21600 0 0 Z N"/>
        </draw:custom-shape>
        <draw:custom-shape draw:style-name="gr2" draw:text-style-name="P1" draw:id="id8" draw:layer="layout" svg:width="1.905cm" svg:height="0.635cm" svg:x="7.986cm" svg:y="22.271cm">
          <text:p text:style-name="P1">Plots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4.545cm" svg:y1="16.94cm" svg:x2="7.986cm" svg:y2="17.588cm" draw:start-shape="id3" draw:start-glue-point="2" draw:end-shape="id4" draw:end-glue-point="3" svg:d="m4545 16940v648h3441">
          <text:p/>
        </draw:connector>
        <draw:connector draw:style-name="gr5" draw:text-style-name="P1" draw:layer="layout" svg:x1="4.545cm" svg:y1="19.38cm" svg:x2="7.986cm" svg:y2="19.988cm" draw:start-shape="id5" draw:start-glue-point="2" draw:end-shape="id6" draw:end-glue-point="3" svg:d="m4545 19380v608h3441">
          <text:p/>
        </draw:connector>
        <draw:connector draw:style-name="gr5" draw:text-style-name="P1" draw:layer="layout" svg:x1="4.545cm" svg:y1="21.78cm" svg:x2="7.986cm" svg:y2="22.588cm" draw:start-shape="id7" draw:start-glue-point="2" draw:end-shape="id8" draw:end-glue-point="3" svg:d="m4545 21780v808h3441">
          <text:p/>
        </draw:connector>
        <draw:line draw:style-name="gr5" draw:text-style-name="P1" draw:layer="layout" svg:x1="3.54cm" svg:y1="16.975cm" svg:x2="3.54cm" svg:y2="18.296cm">
          <text:p/>
        </draw:line>
        <draw:line draw:style-name="gr5" draw:text-style-name="P1" draw:layer="layout" svg:x1="3.54cm" svg:y1="19.415cm" svg:x2="3.54cm" svg:y2="20.736cm">
          <text:p/>
        </draw:line>
        <draw:custom-shape draw:style-name="gr2" draw:text-style-name="P1" draw:layer="layout" svg:width="3.81cm" svg:height="1.035cm" svg:x="11.74cm" svg:y="15.906cm">
          <text:p text:style-name="P1">Cat 1 veto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036cm" svg:x="11.74cm" svg:y="18.344cm">
          <text:p text:style-name="P1">Cat 2 veto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036cm" svg:x="11.74cm" svg:y="20.744cm">
          <text:p text:style-name="P1">Cat 4 vetoes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2.975cm" svg:y1="14.635cm" svg:x2="12.975cm" svg:y2="15.905cm">
          <text:p/>
        </draw:line>
        <draw:line draw:style-name="gr5" draw:text-style-name="P1" draw:layer="layout" svg:x1="12.94cm" svg:y1="16.976cm" svg:x2="12.94cm" svg:y2="18.297cm">
          <text:p/>
        </draw:line>
        <draw:line draw:style-name="gr5" draw:text-style-name="P1" draw:layer="layout" svg:x1="12.94cm" svg:y1="19.416cm" svg:x2="12.94cm" svg:y2="20.737cm">
          <text:p/>
        </draw:line>
        <draw:custom-shape draw:style-name="gr2" draw:text-style-name="P1" draw:layer="layout" svg:width="1.905cm" svg:height="0.635cm" svg:x="16.886cm" svg:y="14.971cm">
          <text:p text:style-name="P1">Plot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0.635cm" svg:x="16.887cm" svg:y="17.272cm">
          <text:p text:style-name="P1">Plot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0.635cm" svg:x="16.887cm" svg:y="19.672cm">
          <text:p text:style-name="P1">Plot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0.635cm" svg:x="16.887cm" svg:y="22.272cm">
          <text:p text:style-name="P1">Plots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4.081cm" svg:y1="14.587cm" svg:x2="16.886cm" svg:y2="15.288cm" svg:d="m14081 14587v701h2805">
          <text:p/>
        </draw:connector>
        <draw:connector draw:style-name="gr5" draw:text-style-name="P1" draw:layer="layout" svg:x1="13.446cm" svg:y1="16.94cm" svg:x2="16.887cm" svg:y2="17.588cm" svg:d="m13446 16940v648h3441">
          <text:p/>
        </draw:connector>
        <draw:connector draw:style-name="gr5" draw:text-style-name="P1" draw:layer="layout" svg:x1="13.446cm" svg:y1="19.38cm" svg:x2="16.887cm" svg:y2="19.988cm" svg:d="m13446 19380v608h3441">
          <text:p/>
        </draw:connector>
        <draw:connector draw:style-name="gr5" draw:text-style-name="P1" draw:layer="layout" svg:x1="13.446cm" svg:y1="21.78cm" svg:x2="16.887cm" svg:y2="22.588cm" svg:d="m13446 21780v808h3441">
          <text:p/>
        </draw:connector>
        <draw:frame draw:style-name="gr4" draw:layer="layout" svg:width="1.031cm" svg:height="0.984cm" svg:x="12.196cm" svg:y="8.816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8-06T19:02:09</meta:creation-date>
    <dc:date>2011-08-06T19:25:06</dc:date>
    <meta:editing-duration>PT00H22M58S</meta:editing-duration>
    <meta:editing-cycles>5</meta:editing-cycles>
    <meta:generator>NeoOffice/3.1.2$Unix OpenOffice.org_project/Patch 4</meta:generator>
    <meta:document-statistic meta:object-count="53"/>
  </office:meta>
</office:document-meta>
</file>